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33F51BB44D343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d1dc"/>
    </style:style>
    <style:style style:name="P2" style:family="paragraph" style:parent-style-name="Standard">
      <style:text-properties fo:font-size="15pt" officeooo:rsid="0003d1dc" officeooo:paragraph-rsid="0003d1dc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Module 1-9</text:p>
      <text:p text:style-name="Standard"/>
      <text:p text:style-name="Standard"/>
      <text:p text:style-name="Standard"/>
      <text:p text:style-name="Standard"/>
      <text:p text:style-name="P1"><draw:frame draw:style-name="fr1" draw:name="Image1" text:anchor-type="char" svg:width="17cm" svg:height="15.333cm" draw:z-index="0"><draw:image xlink:href="Pictures/100002010000078000000438933F51BB44D343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04:28:53.023358043</meta:creation-date>
    <dc:date>2023-09-08T04:30:54.122648038</dc:date>
    <meta:editing-duration>PT2M1S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6.4.7.2$Linux_X86_64 LibreOffice_project/40$Build-2</meta:generator>
  </office:meta>
</office:document-meta>
</file>